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 el área de un círculo. El usuario debe indicar el valor del radio y debes mostrar por pantalla el siguiente mensaje bien formateado “El área de un círculo es XX.XX cm2”. Calcula también el área del triángul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9T16:29:05.453928321</dc:date>
    <meta:editing-duration>PT3M5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1" meta:word-count="38" meta:character-count="217" meta:non-whitespace-character-count="179"/>
  </office:meta>
</office:document-meta>
</file>